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5.7pt" svg:height="277.85pt" svg:x="992.18pt" svg:y="18.09pt">
            <loext:p draw:notify-on-update-of-ranges="Sheet1.C2:Sheet1.C7 Sheet1.D1:Sheet1.D1 Sheet1.D2:Sheet1.D7 Sheet1.E1:Sheet1.E1 Sheet1.E2:Sheet1.E7 Sheet1.F1:Sheet1.F1 Sheet1.F2:Sheet1.F7 Sheet1.G1:Sheet1.G1 Sheet1.G2:Sheet1.G7 Sheet1.H1:Sheet1.H1 Sheet1.H2:Sheet1.H7 Sheet1.I1:Sheet1.I1 Sheet1.I2:Sheet1.I7 Sheet1.J1:Sheet1.J1 Sheet1.J2:Sheet1.J7 Sheet1.K1:Sheet1.K1 Sheet1.K2:Sheet1.K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5.7pt" svg:height="277.85pt" svg:x="474.75pt" svg:y="345.6pt">
            <loext:p draw:notify-on-update-of-ranges="Sheet1.C17:Sheet1.C22 Sheet1.D16:Sheet1.D16 Sheet1.D17:Sheet1.D22 Sheet1.E16:Sheet1.E16 Sheet1.E17:Sheet1.E22 Sheet1.F16:Sheet1.F16 Sheet1.F17:Sheet1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lockwise Scan SGD</text:p>
          </table:table-cell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1024n1</text:p>
          </table:table-cell>
          <table:table-cell office:value-type="string" calcext:value-type="string">
            <text:p>B1024n2</text:p>
          </table:table-cell>
          <table:table-cell office:value-type="string" calcext:value-type="string">
            <text:p>B1024n4</text:p>
          </table:table-cell>
          <table:table-cell office:value-type="string" calcext:value-type="string">
            <text:p>B1024n8</text:p>
          </table:table-cell>
          <table:table-cell office:value-type="string" calcext:value-type="string">
            <text:p>B1024n16</text:p>
          </table:table-cell>
          <table:table-cell office:value-type="string" calcext:value-type="string">
            <text:p>B1024n32</text:p>
          </table:table-cell>
          <table:table-cell office:value-type="string" calcext:value-type="string">
            <text:p>B1024n64</text:p>
          </table:table-cell>
        </table:table-row>
        <table:table-row table:style-name="ro1">
          <table:table-cell office:value-type="string" calcext:value-type="string">
            <text:p>Step Size = 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396" calcext:value-type="float">
            <text:p>0.692396</text:p>
          </table:table-cell>
        </table:table-row>
        <table:table-row table:style-name="ro1">
          <table:table-cell office:value-type="string" calcext:value-type="string">
            <text:p>b: block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0103" calcext:value-type="float">
            <text:p>0.320103</text:p>
          </table:table-cell>
          <table:table-cell office:value-type="float" office:value="0.677771" calcext:value-type="float">
            <text:p>0.677771</text:p>
          </table:table-cell>
          <table:table-cell office:value-type="float" office:value="0.666379" calcext:value-type="float">
            <text:p>0.666379</text:p>
          </table:table-cell>
          <table:table-cell office:value-type="float" office:value="0.546412" calcext:value-type="float">
            <text:p>0.546412</text:p>
          </table:table-cell>
          <table:table-cell office:value-type="float" office:value="0.546347" calcext:value-type="float">
            <text:p>0.546347</text:p>
          </table:table-cell>
          <table:table-cell office:value-type="float" office:value="0.324394" calcext:value-type="float">
            <text:p>0.324394</text:p>
          </table:table-cell>
          <table:table-cell office:value-type="float" office:value="0.320266" calcext:value-type="float">
            <text:p>0.320266</text:p>
          </table:table-cell>
          <table:table-cell office:value-type="float" office:value="0.320126" calcext:value-type="float">
            <text:p>0.320126</text:p>
          </table:table-cell>
        </table:table-row>
        <table:table-row table:style-name="ro1">
          <table:table-cell office:value-type="string" calcext:value-type="string">
            <text:p>n: number of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674068" calcext:value-type="float">
            <text:p>0.674068</text:p>
          </table:table-cell>
          <table:table-cell office:value-type="float" office:value="0.663595" calcext:value-type="float">
            <text:p>0.663595</text:p>
          </table:table-cell>
          <table:table-cell office:value-type="float" office:value="0.54334" calcext:value-type="float">
            <text:p>0.54334</text:p>
          </table:table-cell>
          <table:table-cell office:value-type="float" office:value="0.542938" calcext:value-type="float">
            <text:p>0.542938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22347" calcext:value-type="float">
            <text:p>0.322347</text:p>
          </table:table-cell>
          <table:table-cell office:value-type="float" office:value="0.322003" calcext:value-type="float">
            <text:p>0.32200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7155" calcext:value-type="float">
            <text:p>0.317155</text:p>
          </table:table-cell>
          <table:table-cell office:value-type="float" office:value="0.55083" calcext:value-type="float">
            <text:p>0.55083</text:p>
          </table:table-cell>
          <table:table-cell office:value-type="float" office:value="0.544184" calcext:value-type="float">
            <text:p>0.544184</text:p>
          </table:table-cell>
          <table:table-cell office:value-type="float" office:value="0.54478" calcext:value-type="float">
            <text:p>0.54478</text:p>
          </table:table-cell>
          <table:table-cell office:value-type="float" office:value="0.544808" calcext:value-type="float">
            <text:p>0.544808</text:p>
          </table:table-cell>
          <table:table-cell office:value-type="float" office:value="0.381193" calcext:value-type="float">
            <text:p>0.381193</text:p>
          </table:table-cell>
          <table:table-cell office:value-type="float" office:value="0.327279" calcext:value-type="float">
            <text:p>0.327279</text:p>
          </table:table-cell>
          <table:table-cell office:value-type="float" office:value="0.327494" calcext:value-type="float">
            <text:p>0.32749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81052" calcext:value-type="float">
            <text:p>0.81052</text:p>
          </table:table-cell>
          <table:table-cell office:value-type="float" office:value="0.799506" calcext:value-type="float">
            <text:p>0.799506</text:p>
          </table:table-cell>
          <table:table-cell office:value-type="float" office:value="0.775568" calcext:value-type="float">
            <text:p>0.775568</text:p>
          </table:table-cell>
          <table:table-cell office:value-type="float" office:value="0.774078" calcext:value-type="float">
            <text:p>0.774078</text:p>
          </table:table-cell>
          <table:table-cell office:value-type="float" office:value="0.774548" calcext:value-type="float">
            <text:p>0.774548</text:p>
          </table:table-cell>
          <table:table-cell office:value-type="float" office:value="0.321729" calcext:value-type="float">
            <text:p>0.321729</text:p>
          </table:table-cell>
          <table:table-cell office:value-type="float" office:value="0.32177" calcext:value-type="float">
            <text:p>0.3217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831053" calcext:value-type="float">
            <text:p>0.831053</text:p>
          </table:table-cell>
          <table:table-cell office:value-type="float" office:value="0.81891" calcext:value-type="float">
            <text:p>0.81891</text:p>
          </table:table-cell>
          <table:table-cell office:value-type="float" office:value="0.81478" calcext:value-type="float">
            <text:p>0.81478</text:p>
          </table:table-cell>
          <table:table-cell office:value-type="float" office:value="0.775702" calcext:value-type="float">
            <text:p>0.775702</text:p>
          </table:table-cell>
          <table:table-cell office:value-type="float" office:value="0.777098" calcext:value-type="float">
            <text:p>0.777098</text:p>
          </table:table-cell>
          <table:table-cell office:value-type="float" office:value="0.317069" calcext:value-type="float">
            <text:p>0.317069</text:p>
          </table:table-cell>
          <table:table-cell office:value-type="float" office:value="0.316958" calcext:value-type="float">
            <text:p>0.31695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743534" calcext:value-type="float">
            <text:p>0.743534</text:p>
          </table:table-cell>
          <table:table-cell office:value-type="float" office:value="0.711637" calcext:value-type="float">
            <text:p>0.711637</text:p>
          </table:table-cell>
          <table:table-cell office:value-type="float" office:value="0.710934" calcext:value-type="float">
            <text:p>0.710934</text:p>
          </table:table-cell>
          <table:table-cell office:value-type="float" office:value="0.545075" calcext:value-type="float">
            <text:p>0.545075</text:p>
          </table:table-cell>
          <table:table-cell office:value-type="float" office:value="0.316191" calcext:value-type="float">
            <text:p>0.316191</text:p>
          </table:table-cell>
          <table:table-cell office:value-type="float" office:value="0.33537" calcext:value-type="float">
            <text:p>0.33537</text:p>
          </table:table-cell>
          <table:table-cell office:value-type="float" office:value="0.335278" calcext:value-type="float">
            <text:p>0.33527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2435" calcext:value-type="float">
            <text:p>0.312435</text:p>
          </table:table-cell>
          <table:table-cell office:value-type="float" office:value="0.759002" calcext:value-type="float">
            <text:p>0.759002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09892" calcext:value-type="float">
            <text:p>0.709892</text:p>
          </table:table-cell>
          <table:table-cell office:value-type="float" office:value="0.536637" calcext:value-type="float">
            <text:p>0.536637</text:p>
          </table:table-cell>
          <table:table-cell office:value-type="float" office:value="0.313607" calcext:value-type="float">
            <text:p>0.313607</text:p>
          </table:table-cell>
          <table:table-cell office:value-type="float" office:value="0.365913" calcext:value-type="float">
            <text:p>0.365913</text:p>
          </table:table-cell>
          <table:table-cell office:value-type="float" office:value="0.366288" calcext:value-type="float">
            <text:p>0.36628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496" calcext:value-type="float">
            <text:p>0.313496</text:p>
          </table:table-cell>
          <table:table-cell office:value-type="float" office:value="0.721417" calcext:value-type="float">
            <text:p>0.721417</text:p>
          </table:table-cell>
          <table:table-cell office:value-type="float" office:value="0.710382" calcext:value-type="float">
            <text:p>0.710382</text:p>
          </table:table-cell>
          <table:table-cell office:value-type="float" office:value="0.709009" calcext:value-type="float">
            <text:p>0.709009</text:p>
          </table:table-cell>
          <table:table-cell office:value-type="float" office:value="0.539679" calcext:value-type="float">
            <text:p>0.539679</text:p>
          </table:table-cell>
          <table:table-cell office:value-type="float" office:value="0.315887" calcext:value-type="float">
            <text:p>0.315887</text:p>
          </table:table-cell>
          <table:table-cell office:value-type="float" office:value="0.32424" calcext:value-type="float">
            <text:p>0.32424</text:p>
          </table:table-cell>
          <table:table-cell office:value-type="float" office:value="0.323806" calcext:value-type="float">
            <text:p>0.32380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4.41309" calcext:value-type="float">
            <text:p>4.41309</text:p>
          </table:table-cell>
          <table:table-cell office:value-type="float" office:value="4.32535" calcext:value-type="float">
            <text:p>4.32535</text:p>
          </table:table-cell>
          <table:table-cell office:value-type="float" office:value="4.34675" calcext:value-type="float">
            <text:p>4.34675</text:p>
          </table:table-cell>
          <table:table-cell office:value-type="float" office:value="4.35173" calcext:value-type="float">
            <text:p>4.35173</text:p>
          </table:table-cell>
          <table:table-cell office:value-type="float" office:value="0.389264" calcext:value-type="float">
            <text:p>0.389264</text:p>
          </table:table-cell>
          <table:table-cell office:value-type="float" office:value="0.315513" calcext:value-type="float">
            <text:p>0.315513</text:p>
          </table:table-cell>
          <table:table-cell office:value-type="float" office:value="0.315249" calcext:value-type="float">
            <text:p>0.31524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5.04518" calcext:value-type="float">
            <text:p>5.04518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4.32389" calcext:value-type="float">
            <text:p>4.32389</text:p>
          </table:table-cell>
          <table:table-cell office:value-type="float" office:value="4.32919" calcext:value-type="float">
            <text:p>4.32919</text:p>
          </table:table-cell>
          <table:table-cell office:value-type="float" office:value="0.325842" calcext:value-type="float">
            <text:p>0.325842</text:p>
          </table:table-cell>
          <table:table-cell office:value-type="float" office:value="0.356163" calcext:value-type="float">
            <text:p>0.356163</text:p>
          </table:table-cell>
          <table:table-cell office:value-type="float" office:value="0.355942" calcext:value-type="float">
            <text:p>0.35594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4n1 </text:p>
          </table:table-cell>
          <table:table-cell office:value-type="string" calcext:value-type="string">
            <text:p>B4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0.692396" calcext:value-type="float">
            <text:p>0.6923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20103" calcext:value-type="float">
            <text:p>0.320103</text:p>
          </table:table-cell>
          <table:table-cell office:value-type="float" office:value="0.323161" calcext:value-type="float">
            <text:p>0.323161</text:p>
          </table:table-cell>
          <table:table-cell office:value-type="float" office:value="0.322884" calcext:value-type="float">
            <text:p>0.322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318771" calcext:value-type="float">
            <text:p>0.318771</text:p>
          </table:table-cell>
          <table:table-cell office:value-type="float" office:value="0.319051" calcext:value-type="float">
            <text:p>0.3190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7155" calcext:value-type="float">
            <text:p>0.317155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328891" calcext:value-type="float">
            <text:p>0.3288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318271" calcext:value-type="float">
            <text:p>0.318271</text:p>
          </table:table-cell>
          <table:table-cell office:value-type="float" office:value="0.317861" calcext:value-type="float">
            <text:p>0.317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317765" calcext:value-type="float">
            <text:p>0.317765</text:p>
          </table:table-cell>
          <table:table-cell office:value-type="float" office:value="0.317289" calcext:value-type="float">
            <text:p>0.317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314407" calcext:value-type="float">
            <text:p>0.314407</text:p>
          </table:table-cell>
          <table:table-cell office:value-type="float" office:value="0.31486" calcext:value-type="float">
            <text:p>0.314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2435" calcext:value-type="float">
            <text:p>0.312435</text:p>
          </table:table-cell>
          <table:table-cell office:value-type="float" office:value="0.325957" calcext:value-type="float">
            <text:p>0.325957</text:p>
          </table:table-cell>
          <table:table-cell office:value-type="float" office:value="0.325836" calcext:value-type="float">
            <text:p>0.325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496" calcext:value-type="float">
            <text:p>0.313496</text:p>
          </table:table-cell>
          <table:table-cell office:value-type="float" office:value="0.426358" calcext:value-type="float">
            <text:p>0.426358</text:p>
          </table:table-cell>
          <table:table-cell office:value-type="float" office:value="0.410224" calcext:value-type="float">
            <text:p>0.410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359259" calcext:value-type="float">
            <text:p>0.359259</text:p>
          </table:table-cell>
          <table:table-cell office:value-type="float" office:value="0.359787" calcext:value-type="float">
            <text:p>0.3597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0.311229" calcext:value-type="float">
            <text:p>0.311229</text:p>
          </table:table-cell>
          <table:table-cell office:value-type="float" office:value="0.310943" calcext:value-type="float">
            <text:p>0.3109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17:02:54.23006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6:26:33.568355093</meta:creation-date>
    <meta:editing-duration>PT19M7S</meta:editing-duration>
    <meta:editing-cycles>8</meta:editing-cycles>
    <meta:generator>LibreOffice/5.1.6.2$Linux_X86_64 LibreOffice_project/10m0$Build-2</meta:generator>
    <dc:date>2019-01-19T17:03:13.103017233</dc:date>
    <meta:document-statistic meta:table-count="1" meta:cell-count="1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41cm" svg:height="9.803cm" xlink:href=".." xlink:type="simple" chart:class="chart:line" chart:style-name="ch1">
        <chart:title svg:x="7.183cm" svg:y="0.332cm" chart:style-name="ch2">
          <text:p>KDD2 Blockwise</text:p>
        </chart:title>
        <chart:legend chart:legend-position="end" svg:x="14.962cm" svg:y="2.859cm" style:legend-expansion="high" chart:style-name="ch3"/>
        <chart:plot-area chart:style-name="ch4" table:cell-range-address="Sheet1.C2:Sheet1.K7 Sheet1.D1:Sheet1.K1" chart:data-source-has-labels="both" svg:x="1.367cm" svg:y="1.307cm" svg:width="13.239cm" svg:height="7.319cm">
          <chartooo:coordinate-region svg:x="2.094cm" svg:y="1.506cm" svg:width="12.418cm" svg:height="6.473cm"/>
          <chart:axis chart:dimension="x" chart:name="primary-x" chart:style-name="ch5" chartooo:axis-type="auto">
            <chartooo:date-scale/>
            <chart:title svg:x="7.386cm" svg:y="8.822cm" chart:style-name="ch6">
              <text:p>Epochs</text:p>
            </chart:title>
            <chart:categories table:cell-range-address="Sheet1.C2:Sheet1.C7"/>
          </chart:axis>
          <chart:axis chart:dimension="y" chart:name="primary-y" chart:style-name="ch7">
            <chart:title svg:x="0.451cm" svg:y="5.685cm" chart:style-name="ch8">
              <text:p>Log Loss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line">
            <chart:data-point chart:repeated="6"/>
          </chart:series>
          <chart:series chart:style-name="ch11" chart:values-cell-range-address="Sheet1.E2:Sheet1.E7" chart:label-cell-address="Sheet1.E1:Sheet1.E1" chart:class="chart:line">
            <chart:data-point chart:repeated="6"/>
          </chart:series>
          <chart:series chart:style-name="ch12" chart:values-cell-range-address="Sheet1.F2:Sheet1.F7" chart:label-cell-address="Sheet1.F1:Sheet1.F1" chart:class="chart:line">
            <chart:data-point chart:repeated="6"/>
          </chart:series>
          <chart:series chart:style-name="ch13" chart:values-cell-range-address="Sheet1.G2:Sheet1.G7" chart:label-cell-address="Sheet1.G1:Sheet1.G1" chart:class="chart:line">
            <chart:data-point chart:repeated="6"/>
          </chart:series>
          <chart:series chart:style-name="ch14" chart:values-cell-range-address="Sheet1.H2:Sheet1.H7" chart:label-cell-address="Sheet1.H1:Sheet1.H1" chart:class="chart:line">
            <chart:data-point chart:repeated="6"/>
          </chart:series>
          <chart:series chart:style-name="ch15" chart:values-cell-range-address="Sheet1.I2:Sheet1.I7" chart:label-cell-address="Sheet1.I1:Sheet1.I1" chart:class="chart:line">
            <chart:data-point chart:repeated="6"/>
          </chart:series>
          <chart:series chart:style-name="ch16" chart:values-cell-range-address="Sheet1.J2:Sheet1.J7" chart:label-cell-address="Sheet1.J1:Sheet1.J1" chart:class="chart:line">
            <chart:data-point chart:repeated="6"/>
          </chart:series>
          <chart:series chart:style-name="ch17" chart:values-cell-range-address="Sheet1.K2:Sheet1.K7" chart:label-cell-address="Sheet1.K1:Sheet1.K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D1:Sheet1.D1</svg:desc>
                </draw:g>
              </table:table-cell>
              <table:table-cell office:value-type="string">
                <text:p>B1024n1</text:p>
                <draw:g>
                  <svg:desc>Sheet1.E1:Sheet1.E1</svg:desc>
                </draw:g>
              </table:table-cell>
              <table:table-cell office:value-type="string">
                <text:p>B1024n2</text:p>
                <draw:g>
                  <svg:desc>Sheet1.F1:Sheet1.F1</svg:desc>
                </draw:g>
              </table:table-cell>
              <table:table-cell office:value-type="string">
                <text:p>B1024n4</text:p>
                <draw:g>
                  <svg:desc>Sheet1.G1:Sheet1.G1</svg:desc>
                </draw:g>
              </table:table-cell>
              <table:table-cell office:value-type="string">
                <text:p>B1024n8</text:p>
                <draw:g>
                  <svg:desc>Sheet1.H1:Sheet1.H1</svg:desc>
                </draw:g>
              </table:table-cell>
              <table:table-cell office:value-type="string">
                <text:p>B1024n16</text:p>
                <draw:g>
                  <svg:desc>Sheet1.I1:Sheet1.I1</svg:desc>
                </draw:g>
              </table:table-cell>
              <table:table-cell office:value-type="string">
                <text:p>B1024n32</text:p>
                <draw:g>
                  <svg:desc>Sheet1.J1:Sheet1.J1</svg:desc>
                </draw:g>
              </table:table-cell>
              <table:table-cell office:value-type="string">
                <text:p>B1024n64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.692396">
                <text:p>0.692396</text:p>
                <draw:g>
                  <svg:desc>Sheet1.D2:Sheet1.D7</svg:desc>
                </draw:g>
              </table:table-cell>
              <table:table-cell office:value-type="float" office:value="0.692396">
                <text:p>0.692396</text:p>
                <draw:g>
                  <svg:desc>Sheet1.E2:Sheet1.E7</svg:desc>
                </draw:g>
              </table:table-cell>
              <table:table-cell office:value-type="float" office:value="0.692396">
                <text:p>0.692396</text:p>
                <draw:g>
                  <svg:desc>Sheet1.F2:Sheet1.F7</svg:desc>
                </draw:g>
              </table:table-cell>
              <table:table-cell office:value-type="float" office:value="0.692396">
                <text:p>0.692396</text:p>
                <draw:g>
                  <svg:desc>Sheet1.G2:Sheet1.G7</svg:desc>
                </draw:g>
              </table:table-cell>
              <table:table-cell office:value-type="float" office:value="0.692396">
                <text:p>0.692396</text:p>
                <draw:g>
                  <svg:desc>Sheet1.H2:Sheet1.H7</svg:desc>
                </draw:g>
              </table:table-cell>
              <table:table-cell office:value-type="float" office:value="0.692396">
                <text:p>0.692396</text:p>
                <draw:g>
                  <svg:desc>Sheet1.I2:Sheet1.I7</svg:desc>
                </draw:g>
              </table:table-cell>
              <table:table-cell office:value-type="float" office:value="0.692396">
                <text:p>0.692396</text:p>
                <draw:g>
                  <svg:desc>Sheet1.J2:Sheet1.J7</svg:desc>
                </draw:g>
              </table:table-cell>
              <table:table-cell office:value-type="float" office:value="0.692396">
                <text:p>0.692396</text:p>
                <draw:g>
                  <svg:desc>Sheet1.K2:Sheet1.K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0103">
                <text:p>0.320103</text:p>
              </table:table-cell>
              <table:table-cell office:value-type="float" office:value="0.677771">
                <text:p>0.677771</text:p>
              </table:table-cell>
              <table:table-cell office:value-type="float" office:value="0.666379">
                <text:p>0.666379</text:p>
              </table:table-cell>
              <table:table-cell office:value-type="float" office:value="0.546412">
                <text:p>0.546412</text:p>
              </table:table-cell>
              <table:table-cell office:value-type="float" office:value="0.546347">
                <text:p>0.546347</text:p>
              </table:table-cell>
              <table:table-cell office:value-type="float" office:value="0.324394">
                <text:p>0.324394</text:p>
              </table:table-cell>
              <table:table-cell office:value-type="float" office:value="0.320266">
                <text:p>0.320266</text:p>
              </table:table-cell>
              <table:table-cell office:value-type="float" office:value="0.320126">
                <text:p>0.3201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6713">
                <text:p>0.316713</text:p>
              </table:table-cell>
              <table:table-cell office:value-type="float" office:value="0.674068">
                <text:p>0.674068</text:p>
              </table:table-cell>
              <table:table-cell office:value-type="float" office:value="0.663595">
                <text:p>0.663595</text:p>
              </table:table-cell>
              <table:table-cell office:value-type="float" office:value="0.54334">
                <text:p>0.54334</text:p>
              </table:table-cell>
              <table:table-cell office:value-type="float" office:value="0.542938">
                <text:p>0.542938</text:p>
              </table:table-cell>
              <table:table-cell office:value-type="float" office:value="0.331444">
                <text:p>0.331444</text:p>
              </table:table-cell>
              <table:table-cell office:value-type="float" office:value="0.322347">
                <text:p>0.322347</text:p>
              </table:table-cell>
              <table:table-cell office:value-type="float" office:value="0.322003">
                <text:p>0.3220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55">
                <text:p>0.317155</text:p>
              </table:table-cell>
              <table:table-cell office:value-type="float" office:value="0.55083">
                <text:p>0.55083</text:p>
              </table:table-cell>
              <table:table-cell office:value-type="float" office:value="0.544184">
                <text:p>0.544184</text:p>
              </table:table-cell>
              <table:table-cell office:value-type="float" office:value="0.54478">
                <text:p>0.54478</text:p>
              </table:table-cell>
              <table:table-cell office:value-type="float" office:value="0.544808">
                <text:p>0.544808</text:p>
              </table:table-cell>
              <table:table-cell office:value-type="float" office:value="0.381193">
                <text:p>0.381193</text:p>
              </table:table-cell>
              <table:table-cell office:value-type="float" office:value="0.327279">
                <text:p>0.327279</text:p>
              </table:table-cell>
              <table:table-cell office:value-type="float" office:value="0.327494">
                <text:p>0.327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3978">
                <text:p>0.313978</text:p>
              </table:table-cell>
              <table:table-cell office:value-type="float" office:value="0.81052">
                <text:p>0.81052</text:p>
              </table:table-cell>
              <table:table-cell office:value-type="float" office:value="0.799506">
                <text:p>0.799506</text:p>
              </table:table-cell>
              <table:table-cell office:value-type="float" office:value="0.775568">
                <text:p>0.775568</text:p>
              </table:table-cell>
              <table:table-cell office:value-type="float" office:value="0.774078">
                <text:p>0.774078</text:p>
              </table:table-cell>
              <table:table-cell office:value-type="float" office:value="0.774548">
                <text:p>0.774548</text:p>
              </table:table-cell>
              <table:table-cell office:value-type="float" office:value="0.321729">
                <text:p>0.321729</text:p>
              </table:table-cell>
              <table:table-cell office:value-type="float" office:value="0.32177">
                <text:p>0.321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737">
                <text:p>0.314737</text:p>
              </table:table-cell>
              <table:table-cell office:value-type="float" office:value="0.831053">
                <text:p>0.831053</text:p>
              </table:table-cell>
              <table:table-cell office:value-type="float" office:value="0.81891">
                <text:p>0.81891</text:p>
              </table:table-cell>
              <table:table-cell office:value-type="float" office:value="0.81478">
                <text:p>0.81478</text:p>
              </table:table-cell>
              <table:table-cell office:value-type="float" office:value="0.775702">
                <text:p>0.775702</text:p>
              </table:table-cell>
              <table:table-cell office:value-type="float" office:value="0.777098">
                <text:p>0.777098</text:p>
              </table:table-cell>
              <table:table-cell office:value-type="float" office:value="0.317069">
                <text:p>0.317069</text:p>
              </table:table-cell>
              <table:table-cell office:value-type="float" office:value="0.316958">
                <text:p>0.316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41cm" svg:height="9.803cm" xlink:href=".." xlink:type="simple" chart:class="chart:line" chart:style-name="ch1">
        <chart:title svg:x="7.183cm" svg:y="0.332cm" chart:style-name="ch2">
          <text:p>KDD2 Blockwise</text:p>
        </chart:title>
        <chart:legend chart:legend-position="end" svg:x="15.597cm" svg:y="4.104cm" style:legend-expansion="high" chart:style-name="ch3"/>
        <chart:plot-area chart:style-name="ch4" table:cell-range-address="Sheet1.C17:Sheet1.F22 Sheet1.D16:Sheet1.F16" chart:data-source-has-labels="both" svg:x="1.367cm" svg:y="1.307cm" svg:width="13.874cm" svg:height="7.319cm">
          <chartooo:coordinate-region svg:x="2.094cm" svg:y="1.506cm" svg:width="13.053cm" svg:height="6.473cm"/>
          <chart:axis chart:dimension="x" chart:name="primary-x" chart:style-name="ch5" chartooo:axis-type="auto">
            <chartooo:date-scale/>
            <chart:title svg:x="7.704cm" svg:y="8.822cm" chart:style-name="ch6">
              <text:p>Epochs</text:p>
            </chart:title>
            <chart:categories table:cell-range-address="Sheet1.C17:Sheet1.C22"/>
          </chart:axis>
          <chart:axis chart:dimension="y" chart:name="primary-y" chart:style-name="ch7">
            <chart:title svg:x="0.451cm" svg:y="5.685cm" chart:style-name="ch8">
              <text:p>Log Loss</text:p>
            </chart:title>
            <chart:grid chart:style-name="ch9" chart:class="major"/>
          </chart:axis>
          <chart:series chart:style-name="ch10" chart:values-cell-range-address="Sheet1.D17:Sheet1.D22" chart:label-cell-address="Sheet1.D16:Sheet1.D16" chart:class="chart:line">
            <chart:data-point chart:repeated="6"/>
          </chart:series>
          <chart:series chart:style-name="ch11" chart:values-cell-range-address="Sheet1.E17:Sheet1.E22" chart:label-cell-address="Sheet1.E16:Sheet1.E16" chart:class="chart:line">
            <chart:data-point chart:repeated="6"/>
          </chart:series>
          <chart:series chart:style-name="ch12" chart:values-cell-range-address="Sheet1.F17:Sheet1.F22" chart:label-cell-address="Sheet1.F16:Sheet1.F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D16:Sheet1.D16</svg:desc>
                </draw:g>
              </table:table-cell>
              <table:table-cell office:value-type="string">
                <text:p>B4n1 </text:p>
                <draw:g>
                  <svg:desc>Sheet1.E16:Sheet1.E16</svg:desc>
                </draw:g>
              </table:table-cell>
              <table:table-cell office:value-type="string">
                <text:p>B4n2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7:Sheet1.C22</svg:desc>
                </draw:g>
              </table:table-cell>
              <table:table-cell office:value-type="float" office:value="0.692396">
                <text:p>0.692396</text:p>
                <draw:g>
                  <svg:desc>Sheet1.D17:Sheet1.D22</svg:desc>
                </draw:g>
              </table:table-cell>
              <table:table-cell office:value-type="float" office:value="0.692396">
                <text:p>0.692396</text:p>
                <draw:g>
                  <svg:desc>Sheet1.E17:Sheet1.E22</svg:desc>
                </draw:g>
              </table:table-cell>
              <table:table-cell office:value-type="float" office:value="0.692396">
                <text:p>0.692396</text:p>
                <draw:g>
                  <svg:desc>Sheet1.F17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0103">
                <text:p>0.320103</text:p>
              </table:table-cell>
              <table:table-cell office:value-type="float" office:value="0.323161">
                <text:p>0.323161</text:p>
              </table:table-cell>
              <table:table-cell office:value-type="float" office:value="0.322884">
                <text:p>0.3228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6713">
                <text:p>0.316713</text:p>
              </table:table-cell>
              <table:table-cell office:value-type="float" office:value="0.318771">
                <text:p>0.318771</text:p>
              </table:table-cell>
              <table:table-cell office:value-type="float" office:value="0.319051">
                <text:p>0.3190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55">
                <text:p>0.317155</text:p>
              </table:table-cell>
              <table:table-cell office:value-type="float" office:value="0.32818">
                <text:p>0.32818</text:p>
              </table:table-cell>
              <table:table-cell office:value-type="float" office:value="0.328891">
                <text:p>0.3288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3978">
                <text:p>0.313978</text:p>
              </table:table-cell>
              <table:table-cell office:value-type="float" office:value="0.318271">
                <text:p>0.318271</text:p>
              </table:table-cell>
              <table:table-cell office:value-type="float" office:value="0.317861">
                <text:p>0.317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737">
                <text:p>0.314737</text:p>
              </table:table-cell>
              <table:table-cell office:value-type="float" office:value="0.317765">
                <text:p>0.317765</text:p>
              </table:table-cell>
              <table:table-cell office:value-type="float" office:value="0.317289">
                <text:p>0.31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